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apMessage.has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addAttachment( String name , Data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Message.setSource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Fault( SoapFault fau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hasAttachmen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getBod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BodyName( QName bod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Headers( Map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addPrincipal( Principal princip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Message.ge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Subject( Subject su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Document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getAttach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addHeader( QName name , DocumentFragment h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oapMessage.getEnvelop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EnvelopeName( QName envelop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apMessage.setAttachments( Map attachm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